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Menlo" svg:font-family="Menlo, Monaco, Consolas, 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1cm" fo:margin-bottom="0cm" table:align="center"/>
    </style:style>
    <style:style style:name="Tabla4.A" style:family="table-column">
      <style:table-column-properties style:column-width="8.184cm"/>
    </style:style>
    <style:style style:name="Tabla4.B" style:family="table-column">
      <style:table-column-properties style:column-width="1.217cm"/>
    </style:style>
    <style:style style:name="Tabla4.C" style:family="table-column">
      <style:table-column-properties style:column-width="1.164cm"/>
    </style:style>
    <style:style style:name="Tabla4.D" style:family="table-column">
      <style:table-column-properties style:column-width="8.234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D1" style:family="table-cell">
      <style:table-cell-properties fo:padding="0.097cm" fo:border="0.5pt solid #000000"/>
    </style:style>
    <style:style style:name="Tabla4.2" style:family="table-row">
      <style:table-row-properties style:min-row-height="3.639cm"/>
    </style:style>
    <style:style style:name="Tabla4.A2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4.C2" style:family="table-cell">
      <style:table-cell-properties fo:padding="0.097cm" fo:border-left="none" fo:border-right="0.5pt solid #000000" fo:border-top="0.5pt solid #000000" fo:border-bottom="0.5pt solid #000000"/>
    </style:style>
    <style:style style:name="Tabla5" style:family="table">
      <style:table-properties style:width="18.8cm" fo:margin-top="0cm" fo:margin-bottom="0cm" table:align="center"/>
    </style:style>
    <style:style style:name="Tabla5.A" style:family="table-column">
      <style:table-column-properties style:column-width="9.402cm"/>
    </style:style>
    <style:style style:name="Tabla5.B" style:family="table-column">
      <style:table-column-properties style:column-width="9.398cm"/>
    </style:style>
    <style:style style:name="Tabla5.1" style:family="table-row">
      <style:table-row-properties style:min-row-height="3.007cm"/>
    </style:style>
    <style:style style:name="Tabla5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style:vertical-align="" fo:padding="0.097cm" fo:border-left="none" fo:border-right="0.5pt solid #000000" fo:border-top="0.5pt solid #000000" fo:border-bottom="0.5pt solid #000000"/>
    </style:style>
    <style:style style:name="Tabla7" style:family="table">
      <style:table-properties style:width="18.81cm" fo:margin-left="1.101cm" fo:margin-top="0.101cm" fo:margin-bottom="0cm" table:align="left"/>
    </style:style>
    <style:style style:name="Tabla7.A" style:family="table-column">
      <style:table-column-properties style:column-width="8.063cm"/>
    </style:style>
    <style:style style:name="Tabla7.B" style:family="table-column">
      <style:table-column-properties style:column-width="3.983cm"/>
    </style:style>
    <style:style style:name="Tabla7.C" style:family="table-column">
      <style:table-column-properties style:column-width="6.765cm"/>
    </style:style>
    <style:style style:name="Tabla7.1" style:family="table-row">
      <style:table-row-properties style:min-row-height="1.764cm"/>
    </style:style>
    <style:style style:name="Tabla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7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8" style:family="table">
      <style:table-properties style:width="18.801cm" fo:margin-left="1.101cm" fo:margin-top="0.199cm" fo:margin-bottom="0cm" table:align="left"/>
    </style:style>
    <style:style style:name="Tabla8.A" style:family="table-column">
      <style:table-column-properties style:column-width="11.307cm"/>
    </style:style>
    <style:style style:name="Tabla8.B" style:family="table-column">
      <style:table-column-properties style:column-width="5.341cm"/>
    </style:style>
    <style:style style:name="Tabla8.C" style:family="table-column">
      <style:table-column-properties style:column-width="2.154cm"/>
    </style:style>
    <style:style style:name="Tabla8.1" style:family="table-row">
      <style:table-row-properties style:min-row-height="0.882cm"/>
    </style:style>
    <style:style style:name="Tabla8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8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8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1" style:family="table">
      <style:table-properties style:width="18.801cm" fo:margin-left="1.101cm" fo:margin-top="0cm" fo:margin-bottom="0cm" table:align="left"/>
    </style:style>
    <style:style style:name="Tabla1.A" style:family="table-column">
      <style:table-column-properties style:column-width="16.635cm"/>
    </style:style>
    <style:style style:name="Tabla1.B" style:family="table-column">
      <style:table-column-properties style:column-width="2.166cm"/>
    </style:style>
    <style:style style:name="Tabla1.1" style:family="table-row">
      <style:table-row-properties style:min-row-height="0.487cm" fo:keep-together="always"/>
    </style:style>
    <style:style style:name="Tabla1.A1" style:family="table-cell">
      <style:table-cell-properties fo:padding-left="0.097cm" fo:padding-right="0.097cm" fo:padding-top="0.101cm" fo:padding-bottom="0.101cm" fo:border-left="0.5pt solid #000000" fo:border-right="none" fo:border-top="0.5pt solid #000000" fo:border-bottom="none"/>
    </style:style>
    <style:style style:name="Tabla1.B1" style:family="table-cell">
      <style:table-cell-properties fo:padding-left="0.097cm" fo:padding-right="0.097cm" fo:padding-top="0.101cm" fo:padding-bottom="0.101cm" fo:border-left="none" fo:border-right="0.5pt solid #000000" fo:border-top="0.5pt solid #000000" fo:border-bottom="none"/>
    </style:style>
    <style:style style:name="Tabla1.2" style:family="table-row">
      <style:table-row-properties style:min-row-height="0.919cm" fo:keep-together="always"/>
    </style:style>
    <style:style style:name="Tabla1.A2" style:family="table-cell">
      <style:table-cell-properties style:vertical-align="middle" fo:padding-left="0.097cm" fo:padding-right="0.097cm" fo:padding-top="0.101cm" fo:padding-bottom="0.101cm" fo:border-left="0.5pt solid #000000" fo:border-right="none" fo:border-top="none" fo:border-bottom="none"/>
    </style:style>
    <style:style style:name="Tabla1.B2" style:family="table-cell">
      <style:table-cell-properties style:vertical-align="middle" fo:padding-left="0.097cm" fo:padding-right="0.097cm" fo:padding-top="0.101cm" fo:padding-bottom="0.101cm" fo:border-left="none" fo:border-right="0.5pt solid #000000" fo:border-top="none" fo:border-bottom="none"/>
    </style:style>
    <style:style style:name="Tabla1.3" style:family="table-row">
      <style:table-row-properties style:min-row-height="0.903cm" fo:keep-together="always"/>
    </style:style>
    <style:style style:name="Tabla1.A3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3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4" style:family="table-row">
      <style:table-row-properties style:min-row-height="0.49cm" fo:keep-together="always"/>
    </style:style>
    <style:style style:name="Tabla1.A4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4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5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5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6" style:family="table-cell">
      <style:table-cell-properties fo:padding-left="0.097cm" fo:padding-right="0.097cm" fo:padding-top="0.101cm" fo:padding-bottom="0.101cm" fo:border-left="0.5pt solid #000000" fo:border-right="none" fo:border-top="none" fo:border-bottom="0.5pt solid #000000"/>
    </style:style>
    <style:style style:name="Tabla1.B6" style:family="table-cell">
      <style:table-cell-properties fo:padding-left="0.097cm" fo:padding-right="0.097cm" fo:padding-top="0.101cm" fo:padding-bottom="0.101cm" fo:border-left="none" fo:border-right="0.5pt solid #000000" fo:border-top="none" fo:border-bottom="0.5pt solid #000000"/>
    </style:style>
    <style:style style:name="Tabla3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699cm"/>
    </style:style>
    <style:style style:name="Tabla3.B" style:family="table-column">
      <style:table-column-properties style:column-width="4.561cm"/>
    </style:style>
    <style:style style:name="Tabla3.C" style:family="table-column">
      <style:table-column-properties style:column-width="4.838cm"/>
    </style:style>
    <style:style style:name="Tabla3.D" style:family="table-column">
      <style:table-column-properties style:column-width="4.701cm"/>
    </style:style>
    <style:style style:name="Tabla3.1" style:family="table-row">
      <style:table-row-properties style:min-row-height="1.743cm"/>
    </style:style>
    <style:style style:name="Tabla3.A1" style:family="table-cell">
      <style:table-cell-properties fo:background-color="transparent" fo:padding="0.097cm" fo:border="0.5pt solid #000000">
        <style:background-image/>
      </style:table-cell-properties>
    </style:style>
    <style:style style:name="Tabla3.2" style:family="table-row">
      <style:table-row-properties style:min-row-height="2.771cm"/>
    </style:style>
    <style:style style:name="Tabla3.A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B2" style:family="table-cell">
      <style:table-cell-properties style:vertical-align="bottom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D2" style:family="table-cell">
      <style:table-cell-properties style:vertical-align="bottom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08105a4" style:font-size-asian="8pt" style:font-style-asian="normal" style:font-name-complex="Lucida Sans" style:font-size-complex="8pt" style:font-style-complex="normal"/>
    </style:style>
    <style:style style:name="P2" style:family="paragraph" style:parent-style-name="Standard">
      <style:paragraph-properties fo:margin-top="0cm" fo:margin-bottom="0cm" loext:contextual-spacing="false" fo:line-height="0.395cm" fo:text-align="end" style:justify-single-word="false" fo:orphans="0" fo:widows="0" style:text-autospace="none"/>
      <style:text-properties fo:color="#221f1f" style:font-name="Lucida Sans" fo:font-size="10pt" officeooo:paragraph-rsid="008105a4" style:font-size-asian="10pt" style:font-name-complex="Lucida Sans" style:font-size-complex="10pt"/>
    </style:style>
    <style:style style:name="P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105a4" style:font-size-asian="8pt" style:font-name-complex="Lucida Sans" style:font-size-complex="8pt"/>
    </style:style>
    <style:style style:name="P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105a4" style:font-size-asian="8pt" style:font-name-complex="Lucida Sans" style:font-size-complex="8pt"/>
    </style:style>
    <style:style style:name="P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105a4" style:font-size-asian="8pt" style:font-name-complex="Lucida Sans" style:font-size-complex="8pt"/>
    </style:style>
    <style:style style:name="P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105a4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05a4" style:font-size-asian="8pt" style:font-name-complex="Lucida Sans" style:font-size-complex="8pt"/>
    </style:style>
    <style:style style:name="P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fo:color="#000000" style:text-position="-5% 100%" style:font-name="Lucida Sans" fo:font-size="8pt" fo:letter-spacing="0.004cm" fo:font-style="normal" fo:font-weight="normal" officeooo:rsid="00940957" officeooo:paragraph-rsid="00c8f4d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officeooo:paragraph-rsid="008105a4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8105a4" style:font-size-asian="11pt" style:font-weight-asian="bold" style:font-name-complex="Myriad Pro" style:font-size-complex="11pt" style:font-weight-complex="bold" style:text-scale="101%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8105a4" style:font-size-asian="23pt" style:font-weight-asian="bold" style:font-name-complex="Myriad Pro" style:font-size-complex="23pt" style:font-weight-complex="bold" style:text-scale="101%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8105a4" style:font-size-asian="6pt" style:font-weight-asian="normal" style:font-name-complex="Lucida Sans" style:font-size-complex="6pt" style:font-weight-complex="normal" style:text-scale="101%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1bbf432" officeooo:paragraph-rsid="008d97d5" style:font-size-asian="8pt" style:font-weight-asian="normal" style:font-name-complex="Lucida Sans" style:font-size-complex="8pt" style:font-weight-complex="normal" style:text-scale="101%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088201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088201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font-name="Lucida Sans" fo:font-size="9pt" fo:letter-spacing="0.004cm" fo:font-style="normal" fo:font-weight="normal" officeooo:paragraph-rsid="01c67ec6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088201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0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8105a4"/>
    </style:style>
    <style:style style:name="P2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officeooo:paragraph-rsid="008105a4" style:font-size-asian="8pt" style:font-weight-asian="bold" style:font-name-complex="Lucida Sans" style:font-size-complex="8pt" style:font-weight-complex="bold"/>
    </style:style>
    <style:style style:name="P22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style:text-autospace="none"/>
      <style:text-properties officeooo:paragraph-rsid="008105a4"/>
    </style:style>
    <style:style style:name="P23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style:text-autospace="none"/>
      <style:text-properties fo:color="#221f1f" style:font-name="Lucida Sans" fo:font-size="10pt" officeooo:paragraph-rsid="008105a4" style:font-size-asian="10pt" style:font-name-complex="Lucida Sans" style:font-size-complex="10pt"/>
    </style:style>
    <style:style style:name="P24" style:family="paragraph" style:parent-style-name="Standard">
      <style:paragraph-properties fo:margin-top="0.018cm" fo:margin-bottom="0cm" loext:contextual-spacing="false" fo:line-height="100%" fo:text-align="end" style:justify-single-word="false" fo:orphans="0" fo:widows="0" style:text-autospace="none"/>
      <style:text-properties fo:font-size="10pt" officeooo:paragraph-rsid="008105a4" style:font-size-asian="10pt" style:font-size-complex="10pt"/>
    </style:style>
    <style:style style:name="P2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105a4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105a4" style:font-size-asian="6pt" style:font-name-complex="Lucida Sans" style:font-size-complex="6pt"/>
    </style:style>
    <style:style style:name="P2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3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105a4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105a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105a4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8105a4" style:font-size-asian="6pt" style:font-name-complex="Lucida Sans" style:font-size-complex="6pt"/>
    </style:style>
    <style:style style:name="P3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8105a4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7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38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8105a4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40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41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officeooo:paragraph-rsid="0081c777" style:font-size-asian="10pt" style:font-weight-asian="bold" style:font-name-complex="Lucida Sans" style:font-size-complex="10pt" style:font-weight-complex="bold"/>
    </style:style>
    <style:style style:name="P43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44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45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46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47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8105a4" style:font-size-asian="8pt" style:font-name-complex="Lucida Sans" style:font-size-complex="8pt"/>
    </style:style>
    <style:style style:name="P4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8105a4" style:font-size-asian="8pt" style:font-weight-asian="normal" style:font-name-complex="Lucida Sans" style:font-size-complex="8pt" style:font-weight-complex="normal"/>
    </style:style>
    <style:style style:name="P5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51" style:family="paragraph" style:parent-style-name="Text_20_body">
      <style:text-properties officeooo:rsid="0087cbe5" officeooo:paragraph-rsid="0087cbe5"/>
    </style:style>
    <style:style style:name="P5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8105a4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940957" officeooo:paragraph-rsid="0094095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4" style:family="paragraph" style:parent-style-name="Table_20_Contents">
      <style:text-properties officeooo:paragraph-rsid="008105a4"/>
    </style:style>
    <style:style style:name="P55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088201b" fo:background-color="transparent" style:font-size-asian="8pt" style:font-weight-asian="normal" style:font-name-complex="Lucida Sans" style:font-size-complex="8pt" style:font-weight-complex="normal"/>
    </style:style>
    <style:style style:name="P56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d2644b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2568f2"/>
    </style:style>
    <style:style style:name="T2" style:family="text">
      <style:text-properties fo:color="#221f1f" style:font-name="Lucida Sans" fo:font-size="13pt" fo:font-weight="bold" officeooo:rsid="00110b13" style:font-size-asian="13pt" style:font-weight-asian="bold" style:font-name-complex="Lucida Sans" style:font-size-complex="13pt" style:font-weight-complex="bold"/>
    </style:style>
    <style:style style:name="T3" style:family="text">
      <style:text-properties fo:color="#221f1f" style:font-name="Lucida Sans" fo:font-size="13pt" fo:font-weight="bold" officeooo:rsid="00274622" style:font-size-asian="13pt" style:font-weight-asian="bold" style:font-name-complex="Lucida Sans" style:font-size-complex="13pt" style:font-weight-complex="bold"/>
    </style:style>
    <style:style style:name="T4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6" style:family="text">
      <style:text-properties fo:color="#221f1f" style:font-name="Lucida Sans" style:font-name-complex="Lucida Sans"/>
    </style:style>
    <style:style style:name="T7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style:font-size-asian="9pt" style:font-name-complex="Lucida Sans" style:font-size-complex="9pt"/>
    </style:style>
    <style:style style:name="T1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2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3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4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5" style:family="text">
      <style:text-properties fo:color="#221f1f"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fo:letter-spacing="-0.007cm" officeooo:rsid="00161b0b" style:font-size-asian="9pt" style:font-size-complex="9pt"/>
    </style:style>
    <style:style style:name="T3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8" style:family="text">
      <style:text-properties fo:color="#221f1f" fo:letter-spacing="-0.007cm" fo:font-style="normal" officeooo:rsid="0010c812" style:font-style-asian="normal" style:font-style-complex="normal"/>
    </style:style>
    <style:style style:name="T39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40" style:family="text">
      <style:text-properties fo:letter-spacing="-0.007cm" fo:font-style="italic" style:font-style-asian="italic" style:font-style-complex="italic"/>
    </style:style>
    <style:style style:name="T41" style:family="text">
      <style:text-properties fo:letter-spacing="-0.007cm" fo:font-style="normal" officeooo:rsid="000f4c70" style:font-style-asian="normal" style:font-style-complex="normal"/>
    </style:style>
    <style:style style:name="T42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8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49" style:family="text">
      <style:text-properties style:text-position="-5% 100%" officeooo:rsid="008209c9" fo:background-color="transparent" loext:char-shading-value="0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50" style:family="text">
      <style:text-properties style:text-position="-6% 100%" fo:font-style="normal" style:font-style-asian="normal" style:font-style-complex="normal"/>
    </style:style>
    <style:style style:name="T51" style:family="text">
      <style:text-properties fo:color="#000000" fo:letter-spacing="0.004cm" fo:font-style="normal" style:font-style-asian="normal" style:font-style-complex="normal"/>
    </style:style>
    <style:style style:name="T52" style:family="text">
      <style:text-properties fo:color="#000000" fo:letter-spacing="-0.007cm" fo:font-style="normal" style:font-style-asian="normal" style:font-style-complex="normal"/>
    </style:style>
    <style:style style:name="T53" style:family="text">
      <style:text-properties fo:color="#000000" fo:letter-spacing="-0.007cm" fo:font-style="normal" officeooo:rsid="00105b3d" style:font-style-asian="normal" style:font-style-complex="normal"/>
    </style:style>
    <style:style style:name="T54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5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7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04e00d8" style:font-style-asian="normal" style:font-style-complex="normal"/>
    </style:style>
    <style:style style:name="T60" style:family="text">
      <style:text-properties fo:font-style="normal" officeooo:rsid="00a9176a" style:font-style-asian="normal" style:font-style-complex="normal"/>
    </style:style>
    <style:style style:name="T61" style:family="text">
      <style:text-properties fo:font-style="normal" officeooo:rsid="00d1f3ac" style:font-style-asian="normal" style:font-style-complex="normal"/>
    </style:style>
    <style:style style:name="T62" style:family="text">
      <style:text-properties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09b8dc9" style:font-style-asian="normal" style:font-weight-asian="bold" style:font-style-complex="normal" style:font-weight-complex="bold"/>
    </style:style>
    <style:style style:name="T64" style:family="text">
      <style:text-properties fo:font-style="normal" fo:font-weight="bold" officeooo:rsid="00d1f3ac" style:font-style-asian="normal" style:font-weight-asian="bold" style:font-style-complex="normal" style:font-weight-complex="bold"/>
    </style:style>
    <style:style style:name="T65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officeooo:rsid="004a1d82"/>
    </style:style>
    <style:style style:name="T67" style:family="text">
      <style:text-properties fo:font-size="8pt" style:font-size-asian="8pt" style:font-size-complex="8pt"/>
    </style:style>
    <style:style style:name="T68" style:family="text">
      <style:text-properties fo:font-size="8pt" officeooo:rsid="00573e39" style:font-size-asian="8pt" style:font-size-complex="8pt"/>
    </style:style>
    <style:style style:name="T6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0" style:family="text">
      <style:text-properties style:text-underline-style="none"/>
    </style:style>
    <style:style style:name="T71" style:family="text">
      <style:text-properties fo:font-size="11pt" style:text-underline-style="none" style:font-size-asian="11pt" style:font-size-complex="11pt"/>
    </style:style>
    <style:style style:name="T72" style:family="text">
      <style:text-properties fo:font-variant="normal" fo:text-transform="none" style:text-position="-5% 100%" fo:letter-spacing="-0.012cm" fo:font-style="normal" style:text-underline-style="none" fo:font-weight="bold" officeooo:rsid="009b8dc9" style:font-style-asian="normal" style:font-weight-asian="bold" style:font-style-complex="normal" style:font-weight-complex="bold"/>
    </style:style>
    <style:style style:name="T73" style:family="text">
      <style:text-properties fo:font-variant="normal" fo:text-transform="none" style:text-position="-5% 100%" fo:letter-spacing="-0.012cm" fo:font-style="normal" style:text-underline-style="none" fo:font-weight="bold" officeooo:rsid="00a9176a" style:font-style-asian="normal" style:font-weight-asian="bold" style:font-style-complex="normal" style:font-weight-complex="bold"/>
    </style:style>
    <style:style style:name="T74" style:family="text">
      <style:text-properties fo:font-variant="normal" fo:text-transform="none" style:text-position="-5% 100%" fo:letter-spacing="-0.012cm" fo:font-style="normal" style:text-underline-style="none" officeooo:rsid="00123b43" style:font-style-asian="normal" style:font-style-complex="normal"/>
    </style:style>
    <style:style style:name="T75" style:family="text">
      <style:text-properties fo:font-variant="normal" fo:text-transform="none" style:text-position="-5% 100%" fo:letter-spacing="-0.012cm" fo:font-style="normal" style:text-underline-style="none" officeooo:rsid="009b8dc9" style:font-style-asian="normal" style:font-style-complex="normal"/>
    </style:style>
    <style:style style:name="T76" style:family="text">
      <style:text-properties fo:font-variant="normal" fo:text-transform="none" fo:color="#221f1f" fo:letter-spacing="-0.012cm" style:text-underline-style="none" officeooo:rsid="00123b43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text:text-input text:description="&lt;for each=&quot;page in get_report_page(o.move_line_ids,12,var_control_name='product_id.name', var_control_length=50,var_control_first_double='true',quantity_copie=o.company_id.quantity_copy_stock_report)&quot;&gt;">for pages</text:text-input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21"><draw:frame draw:style-name="fr1" draw:name="image: asimage(o.company_id.logo_stock_report,size_x=408,size_y=92,hold_ratio=True)" text:anchor-type="paragraph" svg:x="0.101cm" svg:y="0.101cm" svg:width="7.751cm" style:rel-width="97%" svg:height="1.856cm" style:rel-height="93%" draw:z-index="0"><draw:text-box><text:p text:style-name="Frame_20_contents">Imagen</text:p></draw:text-box></draw:frame><text:text-input text:description="&lt;setLang(o.partner_id.lang or &quot;en_US&quot;)&gt;">IDIOMA</text:text-input></text:p>
            <text:p text:style-name="P9"/>
            <text:p text:style-name="P9"/>
          </table:table-cell>
          <table:table-cell table:style-name="Tabla4.A1" table:number-columns-spanned="2" office:value-type="string">
            <text:p text:style-name="P10"/>
            <text:p text:style-name="P11"><text:span text:style-name="T1"><text:text-input text:description="&lt;if test=&quot;print_letter&quot;&gt;">if</text:text-input></text:span><text:text-input text:description="&lt;force_letter or 'X'&gt;">C</text:text-input><text:span text:style-name="T1"><text:text-input text:description="&lt;/if&gt;">if</text:text-input></text:span></text:p>
            <text:p text:style-name="P12"><text:text-input text:description="&lt;legend&gt;">legend</text:text-input></text:p>
            <text:p text:style-name="P13"><text:text-input text:description="&lt;page['name_copie']&gt;">name_page</text:text-input></text:p>
          </table:table-cell>
          <table:covered-table-cell/>
          <table:table-cell table:style-name="Tabla4.D1" office:value-type="string">
            <text:p text:style-name="P22"><text:span text:style-name="T2"><text:text-input text:description="&lt;if test=&quot;print_title and o._context.get('stock_report_type',False)=='voucher'&quot;&gt;">if</text:text-input></text:span><text:span text:style-name="T2"><text:text-input text:description="&lt;remit_title&gt;">Remit</text:text-input></text:span><text:span text:style-name="T2"><text:text-input text:description="&lt;/if&gt;">/i</text:text-input></text:span><text:span text:style-name="T2"><text:text-input text:description="&lt;if test=&quot;print_title and o._context.get('stock_report_type',False)!='voucher'&quot;&gt;">if</text:text-input></text:span><text:span text:style-name="T3"><text:text-input text:description="&lt;picking_title&gt;">Pick</text:text-input></text:span><text:span text:style-name="T2"><text:text-input text:description="&lt;/if&gt;">/i</text:text-input></text:span></text:p>
            <text:p text:style-name="P2"><text:span text:style-name="T40"><text:text-input text:description="&lt;if test=&quot;print_number&quot;&gt;">IF2</text:text-input></text:span><text:span text:style-name="T40">Nº: </text:span><text:span text:style-name="T42"><text:text-input text:description="&lt;if test=&quot;o._context.get('stock_report_type',False)=='voucher'&quot;&gt;">if</text:text-input></text:span><text:span text:style-name="T40"><text:text-input text:description="&lt;o.vouchers&gt;">000</text:text-input></text:span><text:span text:style-name="T40"><text:text-input text:description="&lt;/if&gt;">/if</text:text-input></text:span><text:span text:style-name="T42"><text:text-input text:description="&lt;if test=&quot;o._context.get('stock_report_type',False)!='voucher'&quot;&gt;">if</text:text-input></text:span><text:span text:style-name="T40"><text:text-input text:description="&lt;o.name&gt;">000</text:text-input></text:span><text:span text:style-name="T40"><text:text-input text:description="&lt;/if&gt;">/if</text:text-input></text:span><text:span text:style-name="T40"><text:text-input text:description="&lt;/if&gt;">/if</text:text-input></text:span></text:p>
            <text:p text:style-name="P24"><text:span text:style-name="T5">Fecha</text:span><text:span text:style-name="T6">: </text:span><text:span text:style-name="T6"><text:text-input text:description="&lt;if test=&quot;o.date_done&quot;&gt;">If</text:text-input></text:span><text:span text:style-name="T6"><text:text-input text:description="&lt;formatLang(o.date_done,date='true')&gt;">DD/MM/YYYY</text:text-input></text:span><text:span text:style-name="T4"><text:text-input text:description="&lt;/if&gt;">/if</text:text-input></text:span></text:p>
            <text:p text:style-name="P23"><text:span text:style-name="T40"><text:text-input text:description="&lt;if test=&quot;keys.get('print_page_number')&quot;&gt;">IF2</text:text-input></text:span><text:span text:style-name="T41">Hoja</text:span> Nº: <text:page-number text:select-page="current">1</text:page-number>/<text:page-count>2</text:page-count> <text:span text:style-name="T40"><text:text-input text:description="&lt;/if&gt;">end if</text:text-input></text:span><text:span text:style-name="T40"><text:s/></text:span></text:p>
          </table:table-cell>
        </table:table-row>
        <table:table-row table:style-name="Tabla4.2">
          <table:table-cell table:style-name="Tabla4.A2" table:number-columns-spanned="2" office:value-type="string">
            <text:p text:style-name="P25"/>
            <text:p text:style-name="P25"><text:placeholder text:placeholder-type="text">&lt;if test="print_header"&gt;</text:placeholder></text:p>
            <text:p text:style-name="P25"><text:placeholder text:placeholder-type="text">&lt;company.report_company_name or company.name&gt;</text:placeholder></text:p>
            <text:p text:style-name="P26"><text:span text:style-name="T43"><text:placeholder text:placeholder-type="text">&lt;company.partner_id.street&gt;</text:placeholder></text:span><text:span text:style-name="T43"><text:s/>(</text:span><text:span text:style-name="T43"><text:placeholder text:placeholder-type="text">&lt;company.partner_id.zip&gt;</text:placeholder></text:span><text:span text:style-name="T43">)</text:span></text:p>
            <text:p text:style-name="P30"><text:span text:style-name="T44"><text:placeholder text:placeholder-type="text">&lt;company.partner_id.city&gt;</text:placeholder></text:span><text:span text:style-name="T44"><text:s/>- </text:span><text:span text:style-name="T44"><text:placeholder text:placeholder-type="text">&lt;company.partner_id.state_id.name&gt;</text:placeholder></text:span><text:span text:style-name="T44"><text:s/>- </text:span><text:span text:style-name="T44"><text:placeholder text:placeholder-type="text">&lt;company.partner_id.country_id.name&gt;</text:placeholder></text:span></text:p>
            <text:p text:style-name="P30"><text:span text:style-name="T44">Tel: </text:span><text:span text:style-name="T44"><text:placeholder text:placeholder-type="text">&lt;company.partner_id.phone&gt;</text:placeholder></text:span></text:p>
            <text:p text:style-name="P31"><text:placeholder text:placeholder-type="text">&lt;company.partner_id.email&gt;</text:placeholder></text:p>
            <text:p text:style-name="P31"><text:placeholder text:placeholder-type="text">&lt;company.website&gt;</text:placeholder></text:p>
            <text:p text:style-name="P33"><text:span text:style-name="T50">I.V.A.: </text:span><text:span text:style-name="T44"><text:placeholder text:placeholder-type="text">&lt;company.partner_id.afip_responsability_type_id.name&gt;</text:placeholder></text:span></text:p>
            <text:p text:style-name="P34"><text:placeholder text:placeholder-type="text">&lt;/if&gt;</text:placeholder></text:p>
          </table:table-cell>
          <table:covered-table-cell/>
          <table:table-cell table:style-name="Tabla4.C2" table:number-columns-spanned="2" office:value-type="string">
            <text:p text:style-name="P1"/>
            <text:p text:style-name="P4"><text:span text:style-name="T51"><text:text-input text:description="&lt;if test=&quot;print_header&quot;&gt;">IF2</text:text-input></text:span><text:span text:style-name="T53">CUIT</text:span>: <text:text-input text:description="&lt;company.partner_id.commercial_partner_id.cuit&gt;">20-31393297-9</text:text-input><text:span text:style-name="T51"><text:text-input text:description="&lt;/if&gt;">&lt;/if&gt;</text:text-input></text:span></text:p>
            <text:p text:style-name="P5"><text:span text:style-name="T51"><text:text-input text:description="&lt;if test=&quot;print_header&quot;&gt;">IF2</text:text-input></text:span><text:span text:style-name="T53">Ing. Brutos</text:span>: <text:text-input text:description="&lt;company.partner_id.gross_income_number&gt;">EXENTO</text:text-input><text:span text:style-name="T51"><text:text-input text:description="&lt;/if&gt;">&lt;/if&gt;</text:text-input></text:span></text:p>
            <text:p text:style-name="P3"><text:span text:style-name="T51"><text:text-input text:description="&lt;if test=&quot;print_header&quot;&gt;">IF2</text:text-input></text:span><text:span text:style-name="T54">Inicio de actividades</text:span><text:span text:style-name="T52">: </text:span><text:span text:style-name="T52"><text:text-input text:description="&lt;if test=&quot;company.partner_id.start_date&quot;&gt;">If</text:text-input></text:span><text:span text:style-name="T52"><text:text-input text:description="&lt;formatLang(company.partner_id.start_date,date='true')&gt;">DD/MM/YYYY</text:text-input></text:span><text:span text:style-name="T52"><text:text-input text:description="&lt;/if&gt;">/if</text:text-input></text:span><text:span text:style-name="T51"><text:text-input text:description="&lt;/if&gt;">&lt;/if&gt;</text:text-input></text:span></text:p>
          </table:table-cell>
          <table:covered-table-cell/>
        </table:table-row>
      </table:table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9"><text:span text:style-name="T7">Cliente</text:span><text:span text:style-name="T10">:</text:span><text:span text:style-name="T11"> </text:span><text:span text:style-name="T20"><text:placeholder text:placeholder-type="text">&lt;o.partner_id.commercial_partner_id.name&gt;</text:placeholder></text:span></text:p>
            <text:p text:style-name="P35"/>
            <text:p text:style-name="P32"><text:span text:style-name="T34">Dirección</text:span><text:span text:style-name="T35">: </text:span><text:span text:style-name="T36"><text:placeholder text:placeholder-type="text">&lt;partner_address(o.partner_id.commercial_partner_id)&gt;</text:placeholder></text:span></text:p>
            <text:p text:style-name="P27"><text:span text:style-name="T9">Cond IVA</text:span><text:span text:style-name="T10">:</text:span><text:span text:style-name="T11"> </text:span><text:span text:style-name="T20"><text:placeholder text:placeholder-type="text">&lt;o.partner_id.commercial_partner_id.afip_responsability_type_id.name&gt;</text:placeholder></text:span></text:p>
            <text:p text:style-name="P28"><text:span text:style-name="T45"><text:text-input text:description="&lt;o.partner_id.commercial_partner_id.main_id_category_id.code&gt;">CUIT</text:text-input></text:span><text:span text:style-name="T46">:</text:span><text:span text:style-name="T47"> </text:span><text:span text:style-name="T47"><text:placeholder text:placeholder-type="text">&lt;o.partner_id.commercial_partner_id.main_id_number&gt;</text:placeholder></text:span></text:p>
          </table:table-cell>
          <table:table-cell table:style-name="Tabla5.B1" office:value-type="string">
            <text:p text:style-name="P6"><text:span text:style-name="T8">Teléfono</text:span><text:span text:style-name="T10">:</text:span><text:span text:style-name="T11"> </text:span><text:span text:style-name="T20"><text:placeholder text:placeholder-type="text">&lt;o.partner_id.commercial_partner_id.phone&gt;</text:placeholder></text:span></text:p>
            <text:p text:style-name="P35"/>
            <text:p text:style-name="P6"><text:span text:style-name="T8">Mail</text:span><text:span text:style-name="T10">:</text:span><text:span text:style-name="T11"> </text:span><text:span text:style-name="T20"><text:placeholder text:placeholder-type="text">&lt;o.partner_id.commercial_partner_id.email&gt;</text:placeholder></text:span></text:p>
            <text:p text:style-name="P36"/>
            <text:p text:style-name="P14"><text:span text:style-name="T21"><text:placeholder text:placeholder-type="text">&lt;if test="o.partner_id.parent_id"&gt;</text:placeholder></text:span><text:span text:style-name="T22">Enviar a</text:span><text:span text:style-name="T20">: </text:span><text:span text:style-name="T20"><text:placeholder text:placeholder-type="text">&lt;o.partner_id.name&gt;</text:placeholder></text:span><text:span text:style-name="T20"><text:s/>- </text:span><text:span text:style-name="T23"><text:placeholder text:placeholder-type="text">&lt;partner_address(o.partner_id)&gt;</text:placeholder></text:span><text:span text:style-name="T20"><text:placeholder text:placeholder-type="text">&lt;/if&gt;</text:placeholder></text:span></text:p>
          </table:table-cell>
        </table:table-row>
      </table:table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37"><text:span text:style-name="T12">Transporte</text:span><text:span text:style-name="T13">:</text:span><text:span text:style-name="T15"> </text:span><text:span text:style-name="T24"><text:text-input text:description="&lt;o.carrier_id.partner_id.name&gt;">El más rapido SRL</text:text-input></text:span></text:p>
            <text:p text:style-name="P37"><text:span text:style-name="T25">Dirección</text:span><text:span text:style-name="T29">:</text:span><text:span text:style-name="T30"> </text:span><text:span text:style-name="T31"><text:text-input text:description="&lt;partner_address(o.carrier_id.partner_id)&gt;">Balcarce 666</text:text-input></text:span></text:p>
            <text:p text:style-name="P38"><text:span text:style-name="T59">CUIT</text:span><text:span text:style-name="T58">:</text:span><text:span text:style-name="T65"> </text:span><text:span text:style-name="T62"><text:text-input text:description="&lt;o.carrier_id.partner_id.commercial_partner_id.cuit&gt;">20-31393297-5</text:text-input></text:span></text:p>
          </table:table-cell>
          <table:table-cell table:style-name="Tabla7.B1" office:value-type="string">
            <text:p text:style-name="P39"><text:span text:style-name="T26">Peso</text:span><text:span text:style-name="T16">:</text:span><text:span text:style-name="T17"> </text:span><text:span text:style-name="T14"><text:text-input text:description="&lt;formatLang(o.weight)&gt;">30,5</text:text-input></text:span><text:span text:style-name="T14"><text:s/>kgs.</text:span></text:p>
            <text:p text:style-name="P39"><text:span text:style-name="T26">Valor Decl.</text:span><text:span text:style-name="T13">:</text:span><text:span text:style-name="T17"> $</text:span><text:span text:style-name="T14"><text:text-input text:description="&lt;formatLang(o.declared_value)&gt;">$ 1300</text:text-input></text:span></text:p>
            <text:p text:style-name="P40"><text:span text:style-name="T26">Q. Bultos</text:span><text:span text:style-name="T18">:</text:span><text:span text:style-name="T19"> </text:span><text:span text:style-name="T14"><text:text-input text:description="&lt;o.number_of_packages&gt;">10</text:text-input></text:span></text:p>
          </table:table-cell>
          <table:table-cell table:style-name="Tabla7.C1" office:value-type="string">
            <text:p text:style-name="P8">O.C.: <text:span text:style-name="T76"><text:placeholder text:placeholder-type="text">&lt;o.customer_purchase_order&gt;</text:placeholder></text:span></text:p>
            <text:p text:style-name="P6"><text:span text:style-name="T55"><text:text-input text:description="&lt;if test=&quot;print_commercial&quot;&gt;">IF2</text:text-input></text:span><text:span text:style-name="T27">Comercial</text:span><text:span text:style-name="T16">:</text:span><text:span text:style-name="T17"> </text:span><text:span text:style-name="T56"><text:text-input text:description="&lt;/if&gt;">&lt;/if&gt;</text:text-input></text:span></text:p>
            <text:p text:style-name="P20"><text:span text:style-name="T27">Doc. Origen</text:span><text:span text:style-name="T32">:</text:span><text:span text:style-name="T33"> </text:span><text:span text:style-name="T28"><text:text-input text:description="&lt;o.origin&gt;">R1231231 - R1231321</text:text-input></text:span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office:value-type="string">
            <text:p text:style-name="P52">Descripción<text:text-input text:description="&lt;if test=&quot;print_serial_number&quot;&gt;">if</text:text-input> - Lo<text:span text:style-name="T66">t</text:span>e / <text:span text:style-name="T66">Serie</text:span><text:text-input text:description="&lt;/if&gt;">e</text:text-input> <text:span text:style-name="T67"><text:text-input text:description="&lt;if test=&quot;print_lot_life_date&quot;&gt;">if</text:text-input></text:span><text:span text:style-name="T68">(Venc.)</text:span><text:span text:style-name="T67"><text:text-input text:description="&lt;/if&gt;">end</text:text-input></text:span></text:p>
          </table:table-cell>
          <table:table-cell table:style-name="Tabla8.B1" office:value-type="string">
            <text:p text:style-name="P53"/>
          </table:table-cell>
          <table:table-cell table:style-name="Tabla8.C1" office:value-type="string">
            <text:p text:style-name="P52">Cantidad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9"><text:text-input text:description="&lt;for each=&quot;line in page['line_ids']&quot;&gt;">For each line</text:text-input></text:p>
          </table:table-cell>
          <table:table-cell table:style-name="Tabla1.B1" office:value-type="string">
            <text:p text:style-name="P54"/>
          </table:table-cell>
        </table:table-row>
        <table:table-row table:style-name="Tabla1.2">
          <table:table-cell table:style-name="Tabla1.A2" office:value-type="string">
            <text:p text:style-name="P56">[<text:text-input text:description="&lt;line.product_id.default_code&gt;">9788426574091</text:text-input>] <text:text-input text:description="&lt;line.product_id.name&gt;">123456789012345678901234567890123045</text:text-input><text:span text:style-name="T58"><text:text-input text:description="&lt;if test=&quot;print_serial_number and line.lot_id&quot;&gt;">if</text:text-input></text:span><text:span text:style-name="T58"><text:s/>- </text:span><text:span text:style-name="T58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58"><text:text-input text:description="&lt;/if&gt;">end</text:text-input></text:span><text:span text:style-name="T60"><text:s/></text:span><text:span text:style-name="T64">Variante: </text:span><text:span text:style-name="T74"><text:placeholder text:placeholder-type="text">&lt;line.product_attr_value_id.name&gt;</text:placeholder></text:span><text:span text:style-name="T64"><text:s/></text:span><text:span text:style-name="T61"><text:s/></text:span><text:span text:style-name="T63">Lote: </text:span><text:span text:style-name="T74"><text:placeholder text:placeholder-type="text">&lt;line.lot_id.name&gt;</text:placeholder></text:span><text:span text:style-name="T74"><text:s/></text:span><text:span text:style-name="T73">Despacho: </text:span><text:span text:style-name="T74"><text:placeholder text:placeholder-type="text">&lt;line.dispatch_id.name&gt;</text:placeholder></text:span><text:span text:style-name="T72"><text:s/>Fabricante:</text:span><text:span text:style-name="T75"> </text:span><text:span text:style-name="T74"><text:placeholder text:placeholder-type="text">&lt;line.product_id.maker_id&gt;</text:placeholder></text:span><text:span text:style-name="T74"><text:s/></text:span><text:span text:style-name="T72">Origen:</text:span><text:span text:style-name="T75"> </text:span><text:span text:style-name="T74"><text:placeholder text:placeholder-type="text">&lt;line.product_id.country_id&gt;</text:placeholder></text:span><text:span text:style-name="T74"><text:s text:c="2"/></text:span></text:p>
          </table:table-cell>
          <table:table-cell table:style-name="Tabla1.B2" office:value-type="string">
            <text:p text:style-name="P7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a1.3">
          <table:table-cell table:style-name="Tabla1.A3" office:value-type="string">
            <text:p text:style-name="P48"><text:text-input text:description="&lt;/for&gt;">End For</text:text-input><text:s text:c="2"/></text:p>
          </table:table-cell>
          <table:table-cell table:style-name="Tabla1.B3" office:value-type="string">
            <text:p text:style-name="P54"/>
          </table:table-cell>
        </table:table-row>
        <table:table-row table:style-name="Tabla1.4">
          <table:table-cell table:style-name="Tabla1.A4" office:value-type="string">
            <text:p text:style-name="P17"><text:span text:style-name="T49"><text:text-input text:description="&lt;if test=&quot;page['complete_list']!=''&quot;&gt;">IF2</text:text-input></text:span><text:span text:style-name="T49"><text:s/></text:span></text:p>
          </table:table-cell>
          <table:table-cell table:style-name="Tabla1.B4" office:value-type="string">
            <text:p text:style-name="P54"/>
          </table:table-cell>
        </table:table-row>
        <table:table-row table:style-name="Tabla1.4">
          <table:table-cell table:style-name="Tabla1.A5" office:value-type="string">
            <text:p text:style-name="P50"><text:placeholder text:placeholder-type="text">&lt;page['complete_list']&gt;</text:placeholder></text:p>
          </table:table-cell>
          <table:table-cell table:style-name="Tabla1.B5" office:value-type="string">
            <text:p text:style-name="P54"/>
          </table:table-cell>
        </table:table-row>
        <table:table-row table:style-name="Tabla1.4">
          <table:table-cell table:style-name="Tabla1.A6" office:value-type="string">
            <text:p text:style-name="P18"><text:span text:style-name="T48"><text:s/></text:span><text:span text:style-name="T57"><text:text-input text:description="&lt;/if&gt;">&lt;/if&gt;</text:text-input></text:span></text:p>
          </table:table-cell>
          <table:table-cell table:style-name="Tabla1.B6" office:value-type="string">
            <text:p text:style-name="P54"/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columns-spanned="4" office:value-type="string">
            <text:p text:style-name="P44"><text:span text:style-name="T38">OBSERVACIONES</text:span>: <text:span text:style-name="T37"><text:placeholder text:placeholder-type="text">&lt;o.observations&gt;</text:placeholder></text:span></text:p>
          </table:table-cell>
          <table:covered-table-cell/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42"><text:span text:style-name="T38">Recibí Conforme</text:span>:</text:p>
            <text:p text:style-name="P43"><text:span text:style-name="T38">Fecha</text:span>: <text:s/><text:span text:style-name="T69"><text:s text:c="5"/>/ <text:s text:c="5"/>/ <text:s text:c="5"/></text:span></text:p>
            <text:p text:style-name="P43"><text:span text:style-name="T39">Hora</text:span><text:span text:style-name="T70">:</text:span><text:span text:style-name="T71"> <text:s text:c="2"/></text:span><text:span text:style-name="T69"><text:s text:c="10"/>: <text:s text:c="9"/></text:span></text:p>
          </table:table-cell>
          <table:table-cell table:style-name="Tabla3.B2" office:value-type="string">
            <text:p text:style-name="P45"><text:s text:c="30"/></text:p>
            <text:p text:style-name="P47">DNI</text:p>
          </table:table-cell>
          <table:table-cell table:style-name="Tabla3.B2" office:value-type="string">
            <text:p text:style-name="P45"><text:s text:c="32"/></text:p>
            <text:p text:style-name="P47">FIRMA</text:p>
          </table:table-cell>
          <table:table-cell table:style-name="Tabla3.D2" office:value-type="string">
            <text:p text:style-name="P46"><text:s text:c="32"/></text:p>
            <text:p text:style-name="P45"><text:s text:c="32"/></text:p>
            <text:p text:style-name="P41">ACLARACIÓN</text:p>
          </table:table-cell>
        </table:table-row>
      </table:table>
      <text:p text:style-name="P16"><text:s/><text:text-input text:description="&lt;if test=&quot;page['new_page']==1&quot;&gt;">IF2</text:text-input></text:p>
      <text:p text:style-name="P19"/>
      <text:p text:style-name="P15"><text:text-input text:description="&lt;/if&gt;">&lt;/if&gt;</text:text-input></text:p>
      <text:p text:style-name="P55"><text:text-input text:description="&lt;/for&gt;">End For page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Menlo" svg:font-family="Menlo, Monaco, Consolas, 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08-02T08:39:25.828365985</dc:date>
    <meta:editing-duration>P3DT18H32M6S</meta:editing-duration>
    <meta:editing-cycles>445</meta:editing-cycles>
    <meta:generator>LibreOffice/6.4.6.2$Linux_X86_64 LibreOffice_project/40$Build-2</meta:generator>
    <meta:document-statistic meta:table-count="6" meta:image-count="0" meta:object-count="0" meta:page-count="2" meta:paragraph-count="61" meta:word-count="307" meta:character-count="1997" meta:non-whitespace-character-count="1739"/>
  </office:meta>
</office:document-meta>
</file>